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JALAPEÑO CHEDDAR BREAD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odifi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rams</text:p>
          </table:table-cell>
          <table:table-cell office:value-type="string" calcext:value-type="string">
            <text:p>¼ Recipe</text:p>
          </table:table-cell>
          <table:table-cell office:value-type="string" calcext:value-type="string">
            <text:p>1/5 Receipt</text:p>
          </table:table-cell>
          <table:table-cell table:style-name="ce3"/>
          <table:table-cell table:style-name="ce3" office:value-type="date" office:date-value="2016-12-11" calcext:value-type="date">
            <text:p>12/11/16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5 LB.</text:p>
          </table:table-cell>
          <table:table-cell office:value-type="float" office:value="2268" calcext:value-type="float">
            <text:p>2268</text:p>
          </table:table-cell>
          <table:table-cell table:formula="of:=SUM([.C3]*0.25)" office:value-type="float" office:value="567" calcext:value-type="float">
            <text:p>567</text:p>
          </table:table-cell>
          <table:table-cell table:formula="of:=SUM([.C3]*0.2)" office:value-type="float" office:value="453.6" calcext:value-type="float">
            <text:p>45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ast</text:p>
          </table:table-cell>
          <table:table-cell office:value-type="string" calcext:value-type="string">
            <text:p>4 OZ.</text:p>
          </table:table-cell>
          <table:table-cell office:value-type="float" office:value="113" calcext:value-type="float">
            <text:p>113</text:p>
          </table:table-cell>
          <table:table-cell table:formula="of:=SUM([.C4]*0.25)" office:value-type="float" office:value="28.25" calcext:value-type="float">
            <text:p>28.25</text:p>
          </table:table-cell>
          <table:table-cell table:formula="of:=SUM([.C4]*0.2)" office:value-type="float" office:value="22.6" calcext:value-type="float">
            <text:p>2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gar</text:p>
          </table:table-cell>
          <table:table-cell office:value-type="string" calcext:value-type="string">
            <text:p>3 OZ.</text:p>
          </table:table-cell>
          <table:table-cell office:value-type="float" office:value="85" calcext:value-type="float">
            <text:p>85</text:p>
          </table:table-cell>
          <table:table-cell table:formula="of:=SUM([.C5]*0.25)" office:value-type="float" office:value="21.25" calcext:value-type="float">
            <text:p>21.25</text:p>
          </table:table-cell>
          <table:table-cell table:formula="of:=SUM([.C5]*0.2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lapeños</text:p>
          </table:table-cell>
          <table:table-cell office:value-type="string" calcext:value-type="string">
            <text:p>2 LB.</text:p>
          </table:table-cell>
          <table:table-cell office:value-type="float" office:value="907" calcext:value-type="float">
            <text:p>907</text:p>
          </table:table-cell>
          <table:table-cell table:formula="of:=SUM([.C6]*0.25)" office:value-type="float" office:value="226.75" calcext:value-type="float">
            <text:p>226.75</text:p>
          </table:table-cell>
          <table:table-cell table:formula="of:=SUM([.C6]*0.2)" office:value-type="float" office:value="181.4" calcext:value-type="float">
            <text:p>18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d Flour</text:p>
          </table:table-cell>
          <table:table-cell office:value-type="string" calcext:value-type="string">
            <text:p>9 LB.</text:p>
          </table:table-cell>
          <table:table-cell office:value-type="float" office:value="4082" calcext:value-type="float">
            <text:p>4082</text:p>
          </table:table-cell>
          <table:table-cell table:formula="of:=SUM([.C7]*0.25)" office:value-type="float" office:value="1020.5" calcext:value-type="float">
            <text:p>1020.5</text:p>
          </table:table-cell>
          <table:table-cell table:formula="of:=SUM([.C7]*0.2)" office:value-type="float" office:value="816.4" calcext:value-type="float">
            <text:p>816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3 OZ.</text:p>
          </table:table-cell>
          <table:table-cell office:value-type="float" office:value="85" calcext:value-type="float">
            <text:p>85</text:p>
          </table:table-cell>
          <table:table-cell table:formula="of:=SUM([.C8]*0.25)" office:value-type="float" office:value="21.25" calcext:value-type="float">
            <text:p>21.25</text:p>
          </table:table-cell>
          <table:table-cell table:formula="of:=SUM([.C8]*0.2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6 OZ.</text:p>
          </table:table-cell>
          <table:table-cell office:value-type="float" office:value="170" calcext:value-type="float">
            <text:p>170</text:p>
          </table:table-cell>
          <table:table-cell table:formula="of:=SUM([.C9]*0.25)" office:value-type="float" office:value="42.5" calcext:value-type="float">
            <text:p>42.5</text:p>
          </table:table-cell>
          <table:table-cell table:formula="of:=SUM([.C9]*0.2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ddar Cheese</text:p>
          </table:table-cell>
          <table:table-cell office:value-type="string" calcext:value-type="string">
            <text:p>2 LB.</text:p>
          </table:table-cell>
          <table:table-cell office:value-type="float" office:value="907" calcext:value-type="float">
            <text:p>907</text:p>
          </table:table-cell>
          <table:table-cell table:formula="of:=SUM([.C10]*0.25)" office:value-type="float" office:value="226.75" calcext:value-type="float">
            <text:p>226.75</text:p>
          </table:table-cell>
          <table:table-cell table:formula="of:=SUM([.C10]*0.2)" office:value-type="float" office:value="181.4" calcext:value-type="float">
            <text:p>181.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 table:number-columns-spanned="5" table:number-rows-spanned="21">
            <text:p>SET THE YEAST AND THE SUGAR IN 90 DEGREE WATER.</text:p>
            <text:p>CHOP THE JALAPENOS TO 1/2 " DICE AND PRESS ALL THE LIQUID OUT.</text:p>
            <text:p>SHRED THE CHEDDAR CHEESE.</text:p>
            <text:p>PREMIX THE FLOUR AND SALT. ADD THE REST OF THE INGREDIENTS WITH THE SET YEAST. MIX FOR 8 MINUTES.</text:p>
            <text:p>FERMENT FOR 1 1/4 HOURS.</text:p>
            <text:p>SCALE TO 24 OZ. AND BENCH REST FOR 15 MINUTES.</text:p>
            <text:p>ROUND UP THE LOAVES AND PROOF FOR 25 MINUTES.</text:p>
            <text:p>BAKE AT 375 DEGREES UNTIL THE INTERNAL TEMPERATURE IS 200 DEGREES.  WHEN THEY ARE DONE BRUSH IMMEDIATELY WITH WARM MELTED BUTTER.</text:p>
          </table:table-cell>
          <table:covered-table-cell table:number-columns-repeated="4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0:09:25.166989129</meta:creation-date>
    <dc:date>2016-12-11T10:23:15.617407529</dc:date>
    <meta:editing-duration>PT13M49S</meta:editing-duration>
    <meta:editing-cycles>5</meta:editing-cycles>
    <meta:generator>LibreOffice/5.1.4.2$Linux_X86_64 LibreOffice_project/10m0$Build-2</meta:generator>
    <meta:print-date>2016-12-11T10:23:20.486122029</meta:print-date>
    <meta:document-statistic meta:table-count="1" meta:cell-count="47" meta:object-count="0"/>
  </office:meta>
</office:document-meta>
</file>